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035e" officeooo:paragraph-rsid="0002035e"/>
    </style:style>
    <style:style style:name="P2" style:family="paragraph" style:parent-style-name="Standard">
      <style:text-properties officeooo:rsid="0002d105" officeooo:paragraph-rsid="0002d105"/>
    </style:style>
    <style:style style:name="P3" style:family="paragraph" style:parent-style-name="Standard">
      <style:text-properties officeooo:rsid="0004a083" officeooo:paragraph-rsid="0002d105"/>
    </style:style>
    <style:style style:name="P4" style:family="paragraph" style:parent-style-name="Standard">
      <style:text-properties officeooo:rsid="0004a083" officeooo:paragraph-rsid="0004a083"/>
    </style:style>
    <style:style style:name="P5" style:family="paragraph" style:parent-style-name="Standard">
      <style:text-properties style:text-underline-style="none" officeooo:rsid="00053dc0" officeooo:paragraph-rsid="00053dc0"/>
    </style:style>
    <style:style style:name="P6" style:family="paragraph" style:parent-style-name="Standard">
      <style:text-properties style:text-underline-style="none" officeooo:rsid="0005b574" officeooo:paragraph-rsid="0005b574"/>
    </style:style>
    <style:style style:name="P7" style:family="paragraph" style:parent-style-name="Standard">
      <style:text-properties style:text-underline-style="none" officeooo:rsid="0007f705" officeooo:paragraph-rsid="0007f705"/>
    </style:style>
    <style:style style:name="P8" style:family="paragraph" style:parent-style-name="Standard">
      <style:text-properties style:text-underline-style="none" officeooo:rsid="00087271" officeooo:paragraph-rsid="00087271"/>
    </style:style>
    <style:style style:name="P9" style:family="paragraph" style:parent-style-name="Standard">
      <style:text-properties style:text-underline-style="none" officeooo:rsid="0008d362" officeooo:paragraph-rsid="0008d362"/>
    </style:style>
    <style:style style:name="P10" style:family="paragraph" style:parent-style-name="Standard">
      <style:text-properties style:text-underline-style="none" officeooo:rsid="000de0ad" officeooo:paragraph-rsid="000de0ad"/>
    </style:style>
    <style:style style:name="P11" style:family="paragraph" style:parent-style-name="Standard">
      <style:text-properties style:text-underline-style="none" fo:font-weight="normal" officeooo:rsid="0015e282" officeooo:paragraph-rsid="001964f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eaadb" officeooo:paragraph-rsid="001eaad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08c86" officeooo:paragraph-rsid="00208c86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03f15" officeooo:paragraph-rsid="00103f15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5e282" officeooo:paragraph-rsid="0015e282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77601" officeooo:paragraph-rsid="00177601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964f0" officeooo:paragraph-rsid="001964f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eaadb" officeooo:paragraph-rsid="001eaadb" style:font-weight-asian="bold" style:font-weight-complex="bold"/>
    </style:style>
    <style:style style:name="P19" style:family="paragraph" style:parent-style-name="Standard">
      <style:text-properties fo:color="#000000" style:font-name="Consolas" fo:font-size="9.5pt" fo:background-color="#ffffff" style:font-size-asian="9.5pt"/>
    </style:style>
    <style:style style:name="P20" style:family="paragraph" style:parent-style-name="Standard">
      <style:text-properties officeooo:paragraph-rsid="001ab4f5"/>
    </style:style>
    <style:style style:name="P21" style:family="paragraph" style:parent-style-name="Standard" style:list-style-name="L1">
      <style:text-properties style:text-underline-style="none" officeooo:rsid="0007f705" officeooo:paragraph-rsid="0007f705"/>
    </style:style>
    <style:style style:name="P22" style:family="paragraph" style:parent-style-name="Standard" style:list-style-name="L1">
      <style:text-properties style:text-underline-style="none" officeooo:rsid="00087271" officeooo:paragraph-rsid="00087271"/>
    </style:style>
    <style:style style:name="P23" style:family="paragraph" style:parent-style-name="Standard" style:list-style-name="L2">
      <style:text-properties style:text-underline-style="none" officeooo:rsid="0008d362" officeooo:paragraph-rsid="0008d362"/>
    </style:style>
    <style:style style:name="P24" style:family="paragraph" style:parent-style-name="Standard" style:list-style-name="L2">
      <style:text-properties style:text-underline-style="none" officeooo:rsid="000a83f5" officeooo:paragraph-rsid="000a83f5"/>
    </style:style>
    <style:style style:name="P25" style:family="paragraph" style:parent-style-name="Standard" style:list-style-name="L2">
      <style:text-properties style:text-underline-style="none" officeooo:rsid="000d48af" officeooo:paragraph-rsid="000d48af"/>
    </style:style>
    <style:style style:name="P26" style:family="paragraph" style:parent-style-name="Standard" style:list-style-name="L2">
      <style:text-properties style:text-underline-style="none" officeooo:rsid="000de0ad" officeooo:paragraph-rsid="000de0ad"/>
    </style:style>
    <style:style style:name="P27" style:family="paragraph" style:parent-style-name="Standard">
      <style:text-properties style:text-underline-style="none" fo:font-weight="normal" officeooo:rsid="001200d6" officeooo:paragraph-rsid="00103f15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5e282" officeooo:paragraph-rsid="0015e282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77601" officeooo:paragraph-rsid="00177601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cb177" officeooo:paragraph-rsid="001964f0" style:font-weight-asian="normal" style:font-weight-complex="normal"/>
    </style:style>
    <style:style style:name="P31" style:family="paragraph" style:parent-style-name="Standard">
      <style:text-properties fo:color="#000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32" style:family="paragraph" style:parent-style-name="Standard">
      <style:text-properties fo:color="#000000" style:font-name="Consolas" fo:font-size="9.5pt" style:text-underline-style="none" fo:font-weight="normal" officeooo:rsid="0015e282" officeooo:paragraph-rsid="0015e282" fo:background-color="#ffffff" style:font-size-asian="9.5pt" style:font-weight-asian="normal" style:font-weight-complex="normal"/>
    </style:style>
    <style:style style:name="P33" style:family="paragraph" style:parent-style-name="Standard">
      <style:text-properties fo:color="#000000" style:font-name="Consolas" fo:font-size="9.5pt" style:text-underline-style="none" fo:font-weight="normal" officeooo:rsid="001eaadb" officeooo:paragraph-rsid="001eaadb" fo:background-color="#ffffff" style:font-size-asian="9.5pt" style:font-weight-asian="normal" style:font-weight-complex="normal"/>
    </style:style>
    <style:style style:name="P34" style:family="paragraph" style:parent-style-name="Standard">
      <style:text-properties fo:color="#000000" style:font-name="Consolas" fo:font-size="9.5pt" style:text-underline-style="none" fo:font-weight="normal" officeooo:rsid="00208c86" officeooo:paragraph-rsid="00208c86" fo:background-color="#ffffff" style:font-size-asian="9.5pt" style:font-weight-asian="normal" style:font-weight-complex="normal"/>
    </style:style>
    <style:style style:name="P35" style:family="paragraph" style:parent-style-name="Standard">
      <style:text-properties fo:color="#000000" style:font-name="Consolas" fo:font-size="9.5pt" fo:background-color="#ffffff" style:font-size-asian="9.5pt"/>
    </style:style>
    <style:style style:name="P36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30786" officeooo:paragraph-rsid="00230786" fo:background-color="#ffffff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39763" officeooo:paragraph-rsid="00239763" fo:background-color="#ffffff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50b84" officeooo:paragraph-rsid="00250b84" fo:background-color="#ffffff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officeooo:rsid="00230786" officeooo:paragraph-rsid="00230786" fo:background-color="#ffffff" style:font-size-asian="14pt" style:font-weight-asian="bold" style:font-size-complex="14pt" style:font-weight-complex="bold"/>
    </style:style>
    <style:style style:name="P40" style:family="paragraph" style:parent-style-name="Standard">
      <style:text-properties fo:color="#008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41" style:family="paragraph">
      <style:paragraph-properties fo:text-align="center"/>
    </style:style>
    <style:style style:name="T1" style:family="text">
      <style:text-properties officeooo:rsid="0004535b"/>
    </style:style>
    <style:style style:name="T2" style:family="text">
      <style:text-properties officeooo:rsid="0007b56d"/>
    </style:style>
    <style:style style:name="T3" style:family="text">
      <style:text-properties officeooo:rsid="00087271"/>
    </style:style>
    <style:style style:name="T4" style:family="text">
      <style:text-properties officeooo:rsid="000c45c5"/>
    </style:style>
    <style:style style:name="T5" style:family="text">
      <style:text-properties officeooo:rsid="000e8d8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200d6" style:font-weight-asian="normal" style:font-weight-complex="normal"/>
    </style:style>
    <style:style style:name="T10" style:family="text">
      <style:text-properties style:text-underline-style="none" fo:font-weight="normal" officeooo:rsid="0014f6ab" style:font-weight-asian="normal" style:font-weight-complex="normal"/>
    </style:style>
    <style:style style:name="T11" style:family="text">
      <style:text-properties style:text-underline-style="none" fo:font-weight="normal" officeooo:rsid="001ab4f5" style:font-weight-asian="normal" style:font-weight-complex="normal"/>
    </style:style>
    <style:style style:name="T12" style:family="text">
      <style:text-properties style:text-underline-style="none" fo:font-weight="normal" officeooo:rsid="001b37d2" style:font-weight-asian="normal" style:font-weight-complex="normal"/>
    </style:style>
    <style:style style:name="T13" style:family="text">
      <style:text-properties style:text-underline-style="none" fo:font-weight="normal" officeooo:rsid="001cb177" style:font-weight-asian="normal" style:font-weight-complex="normal"/>
    </style:style>
    <style:style style:name="T14" style:family="text">
      <style:text-properties style:text-underline-style="none" fo:font-weight="normal" officeooo:rsid="002577cf" style:font-weight-asian="normal" style:font-weight-complex="normal"/>
    </style:style>
    <style:style style:name="T15" style:family="text">
      <style:text-properties style:text-underline-style="none" fo:font-weight="normal" officeooo:rsid="00259473" style:font-weight-asian="normal" style:font-weight-complex="normal"/>
    </style:style>
    <style:style style:name="T16" style:family="text">
      <style:text-properties style:text-underline-style="none" officeooo:rsid="001cb177"/>
    </style:style>
    <style:style style:name="T17" style:family="text">
      <style:text-properties fo:color="#000000" style:font-name="Consolas" fo:font-size="9.5pt" fo:background-color="#ffffff" loext:char-shading-value="0" style:font-size-asian="9.5pt"/>
    </style:style>
    <style:style style:name="T18" style:family="text">
      <style:text-properties fo:color="#000000" style:font-name="Consolas" fo:font-size="9.5pt" fo:font-weight="bold" fo:background-color="#ffffff" loext:char-shading-value="0" style:font-size-asian="9.5pt" style:font-weight-asian="bold" style:font-weight-complex="bold"/>
    </style:style>
    <style:style style:name="T19" style:family="text">
      <style:text-properties fo:color="#008000" style:font-name="Consolas" fo:font-size="9.5pt" fo:background-color="#ffffff" loext:char-shading-value="0" style:font-size-asian="9.5pt"/>
    </style:style>
    <style:style style:name="T20" style:family="text">
      <style:text-properties fo:color="#008000" style:font-name="Consolas" fo:font-size="9.5pt" style:text-underline-style="none" fo:font-weight="normal" officeooo:rsid="0015e282" fo:background-color="#ffffff" loext:char-shading-value="0" style:font-size-asian="9.5pt" style:font-weight-asian="normal" style:font-weight-complex="normal"/>
    </style:style>
    <style:style style:name="T21" style:family="text">
      <style:text-properties fo:color="#008000" style:font-name="Consolas" fo:font-size="9.5pt" style:text-underline-style="none" fo:font-weight="normal" officeooo:rsid="001ab4f5" fo:background-color="#ffffff" loext:char-shading-value="0" style:font-size-asian="9.5pt" style:font-weight-asian="normal" style:font-weight-complex="normal"/>
    </style:style>
    <style:style style:name="T22" style:family="text">
      <style:text-properties fo:color="#0000ff" style:font-name="Consolas" fo:font-size="9.5pt" fo:background-color="#ffffff" loext:char-shading-value="0" style:font-size-asian="9.5pt"/>
    </style:style>
    <style:style style:name="T23" style:family="text">
      <style:text-properties fo:color="#0000ff" style:font-name="Consolas" fo:font-size="9.5pt" style:text-underline-style="none" fo:font-weight="normal" officeooo:rsid="00208c86" style:font-size-asian="9.5pt" style:font-weight-asian="normal" style:font-weight-complex="normal"/>
    </style:style>
    <style:style style:name="T24" style:family="text">
      <style:text-properties fo:color="#2b91af" style:font-name="Consolas" fo:font-size="9.5pt" fo:background-color="#ffffff" loext:char-shading-value="0" style:font-size-asian="9.5pt"/>
    </style:style>
    <style:style style:name="T25" style:family="text">
      <style:text-properties fo:color="#2b91af" style:font-name="Consolas" fo:font-size="9.5pt" fo:font-weight="bold" fo:background-color="#ffffff" loext:char-shading-value="0" style:font-size-asian="9.5pt" style:font-weight-asian="bold" style:font-weight-complex="bold"/>
    </style:style>
    <style:style style:name="T26" style:family="text">
      <style:text-properties fo:color="#400080" style:font-name="Consolas" fo:font-size="9.5pt" fo:background-color="#ffffff" loext:char-shading-value="0" style:font-size-asian="9.5pt"/>
    </style:style>
    <style:style style:name="T27" style:family="text">
      <style:text-properties officeooo:rsid="001cb1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47cm" fo:min-width="3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espacio de nombres en su interior puede tener clases pero a su vez otros espacios de nombres y sirve para organizar la información (como por ejemplo la clase Button). <text:span text:style-name="T1">El using solo vale para referenciar namespaces nunca clases.</text:span></text:p>
      <text:p text:style-name="P1"/>
      <text:p text:style-name="P2">Cuando se accede a un recurso con el nombre completo (System.Int32) se llama nombre cualificado, suele usarse para resolver las ambigüedades entre ámbitos.</text:p>
      <text:p text:style-name="P2"/>
      <text:p text:style-name="P2">Los espacios de nombres también permiten usar un álias para más comodidad.</text:p>
      <text:p text:style-name="P2">Ej: using miClase = Damian.Nuevo2018.V2</text:p>
      <text:p text:style-name="P3"/>
      <text:p text:style-name="P4">Clases de objeto.</text:p>
      <text:p text:style-name="P4">La clase es un tipo que permite la definicion de objetos del mundo real o parte de ellos (solo las funciones que nos interesen).</text:p>
      <text:p text:style-name="P5">Definen su aspecto, estado y comportamiento. Toda clase tene otros familiares por encima (si no se le indica hereda de Object como mínimo).</text:p>
      <text:p text:style-name="P5"/>
      <text:p text:style-name="P5">Una clase es un tipo de dato por referencia.</text:p>
      <text:p text:style-name="P5"/>
      <text:p text:style-name="P6">Los miembros de una clase pueden ser otra clase, indizadores <text:span text:style-name="T2">es decir casi todo, menos un espacio de nombre.</text:span></text:p>
      <text:p text:style-name="P6"/>
      <text:p text:style-name="P7">Modificadores de ambito:</text:p>
      <text:list xml:id="list3987136810" text:style-name="L1">
        <text:list-item>
          <text:p text:style-name="P21">Public: Visible en todos los sitios. <text:span text:style-name="T3">Una clase también es pública en su espacio de nombres.</text:span></text:p>
        </text:list-item>
        <text:list-item>
          <text:p text:style-name="P22">Internal: La clase es pública solo en el ensamblado al que pertenece.</text:p>
        </text:list-item>
      </text:list>
      <text:p text:style-name="P8"/>
      <text:p text:style-name="P9">Los miembros de una clase pueden tener otros modificadores de ámbito:</text:p>
      <text:list xml:id="list3973678025" text:style-name="L2">
        <text:list-item>
          <text:p text:style-name="P23"><text:span text:style-name="T6">Private:</text:span> El ambito más reducido. Si es privado solo es visible desde dentro de la clase.</text:p>
        </text:list-item>
        <text:list-item>
          <text:p text:style-name="P24"><text:span text:style-name="T6">Protected: </text:span><text:span text:style-name="T4">La visibilidad queda reducida a solo la clase y además a las clases que heredan de ella.</text:span></text:p>
        </text:list-item>
        <text:list-item>
          <text:p text:style-name="P25"><text:span text:style-name="T6">Internal:</text:span> Visible <text:span text:style-name="T3">solo en el ensamblado al que pertenece.</text:span></text:p>
        </text:list-item>
        <text:list-item>
          <text:p text:style-name="P26"><text:span text:style-name="T6">Protected internal</text:span>: combinación de los dos.</text:p>
        </text:list-item>
        <text:list-item>
          <text:p text:style-name="P26"><text:span text:style-name="T6">Public:</text:span> <text:span text:style-name="T5">Visible en todos los sitios.</text:span></text:p>
        </text:list-item>
      </text:list>
      <text:p text:style-name="P10"/>
      <text:p text:style-name="P14">Herencia:<text:span text:style-name="T8"> Permite definir una clase basandose en el comportamiento de otra clase. </text:span><text:span text:style-name="T9">Una clase que hereda se llama clase derivada, hereda lo que la clase padre le haya permitido. </text:span><text:span text:style-name="T10">Permite usar polimorfismo (aprende a escribirlo/decirlo!!!).</text:span></text:p>
      <text:p text:style-name="P27"/>
      <text:p text:style-name="P15"><draw:custom-shape text:anchor-type="paragraph" draw:z-index="0" draw:name="Forma1" draw:style-name="gr1" svg:width="3.652cm" svg:height="0.847cm" svg:x="5.14cm" svg:y="1.272cm"><text:p><text:s text:c="7"/>Clase Padre</text:p><draw:enhanced-geometry svg:viewBox="0 0 21600 21600" draw:type="rectangle" draw:enhanced-path="M 0 0 L 21600 0 21600 21600 0 21600 0 0 Z N"/></draw:custom-shape><draw:custom-shape text:anchor-type="paragraph" draw:z-index="1" draw:name="Forma1" draw:style-name="gr1" svg:width="3.652cm" svg:height="0.847cm" svg:x="5.193cm" svg:y="3.891cm"><text:p><text:s text:c="7"/>Clase Derivada</text:p><draw:enhanced-geometry svg:viewBox="0 0 21600 21600" draw:type="rectangle" draw:enhanced-path="M 0 0 L 21600 0 21600 21600 0 21600 0 0 Z N"/></draw:custom-shape><draw:line text:anchor-type="paragraph" draw:z-index="2" draw:name="Forma2" draw:style-name="gr2" draw:text-style-name="P41" svg:x1="7.071cm" svg:y1="3.891cm" svg:x2="7.097cm" svg:y2="2.118cm"><text:p/></draw:line><text:span text:style-name="T8">Se crea la herencia así </text:span><text:span text:style-name="T9">C</text:span><text:span text:style-name="T8">laseDerivada : ClasePadre (solo puede ser de 1 clase, pero puede tener varias interfaces)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 text:c="4"/></text:p>
      <text:p text:style-name="P31"/>
      <text:p text:style-name="P31"/>
      <text:p text:style-name="P31"/>
      <text:p text:style-name="P31"/>
      <text:p text:style-name="P31"/>
      <text:p text:style-name="P31"/>
      <text:p text:style-name="P11"><text:soft-page-break/><text:span text:style-name="T22">class</text:span><text:span text:style-name="T17"> </text:span><text:span text:style-name="T24">Program</text:span></text:p>
      <text:p text:style-name="P19"><text:s text:c="4"/>{</text:p>
      <text:p text:style-name="Standard"><text:span text:style-name="T17"><text:s text:c="8"/></text:span><text:span text:style-name="T22">static</text:span><text:span text:style-name="T17"> </text:span><text:span text:style-name="T22">void</text:span><text:span text:style-name="T17"> Main(</text:span><text:span text:style-name="T22">string</text:span><text:span text:style-name="T17">[] args)</text:span></text:p>
      <text:p text:style-name="P19"><text:s text:c="8"/>{</text:p>
      <text:p text:style-name="Standard"><text:span text:style-name="T17"><text:s text:c="12"/></text:span><text:span text:style-name="T24">ClaseBase</text:span><text:span text:style-name="T17"> cBase = </text:span><text:span text:style-name="T22">new</text:span><text:span text:style-name="T17"> </text:span><text:span text:style-name="T24">ClaseBase</text:span><text:span text:style-name="T17">();</text:span></text:p>
      <text:p text:style-name="Standard"><text:span text:style-name="T17"><text:s text:c="12"/></text:span><text:span text:style-name="T24">ClaseDerivada</text:span><text:span text:style-name="T17"> cDerivada = </text:span><text:span text:style-name="T22">new</text:span><text:span text:style-name="T17"> </text:span><text:span text:style-name="T24">ClaseDerivada</text:span><text:span text:style-name="T17">();</text:span></text:p>
      <text:p text:style-name="P20"><text:span text:style-name="T17"><text:s text:c="12"/></text:span><text:span text:style-name="T25">Console</text:span><text:span text:style-name="T18">.WriteLine(cDerivada.Saluda());</text:span><text:span text:style-name="T20">//</text:span><text:span text:style-name="T21">El saluda() heredado.</text:span></text:p>
      <text:p text:style-name="P19"><text:s text:c="8"/>}</text:p>
      <text:p text:style-name="P31"><text:s text:c="4"/>}</text:p>
      <text:p text:style-name="P40">//Esta clase tiene como base Object.</text:p>
      <text:p text:style-name="Standard"><text:span text:style-name="T17"><text:s text:c="4"/></text:span><text:span text:style-name="T22">class</text:span><text:span text:style-name="T17"> </text:span><text:span text:style-name="T24">ClaseBase</text:span></text:p>
      <text:p text:style-name="P19"><text:s text:c="4"/>{</text:p>
      <text:p text:style-name="Standard"><text:span text:style-name="T17"><text:s text:c="8"/></text:span><text:span text:style-name="T22">public</text:span><text:span text:style-name="T17"> </text:span><text:span text:style-name="T22">string</text:span><text:span text:style-name="T17"> Saluda(){</text:span><text:span text:style-name="T22">return</text:span><text:span text:style-name="T17"> </text:span><text:span text:style-name="T26">"Hola primoh, soy la claseBase..."</text:span><text:span text:style-name="T17">;}</text:span></text:p>
      <text:p text:style-name="P19"><text:s text:c="4"/>}</text:p>
      <text:p text:style-name="P19"/>
      <text:p text:style-name="Standard"><text:span text:style-name="T17"><text:s text:c="4"/></text:span><text:span text:style-name="T19">//Esta clase hereda de ClaseBase y tiene por tanto el método Saluda().</text:span></text:p>
      <text:p text:style-name="Standard"><text:span text:style-name="T17"><text:s text:c="4"/></text:span><text:span text:style-name="T22">class</text:span><text:span text:style-name="T17"> </text:span><text:span text:style-name="T24">ClaseDerivada</text:span><text:span text:style-name="T17"> : </text:span><text:span text:style-name="T24">ClaseBase</text:span></text:p>
      <text:p text:style-name="P19"><text:s text:c="4"/>{</text:p>
      <text:p text:style-name="P32"><text:s text:c="4"/>}</text:p>
      <text:p text:style-name="P28"/>
      <text:p text:style-name="P16"><text:span text:style-name="T7">Clases selladas (Sealed): </text:span><text:span text:style-name="T8">Son creadas con el fin de usar objetos de ella, es decir impidiendo la herencia hacia otras clases.</text:span></text:p>
      <text:p text:style-name="P29"/>
      <text:p text:style-name="P17"><text:span text:style-name="T7">Clases abstractas (abstract): </text:span><text:span text:style-name="T8">Son creadas con el fin de que se herede de ella pero no podemos crear objetos de la misma (lo contrario a sealed). </text:span><text:span text:style-name="T11">Una clase abstracta puede tener métodos abstractos y métodos no abstractos pero para que tenga al menos un abstracto la clase tiene que ser SI O SI abstracta. </text:span><text:span text:style-name="T12">En las clases de eset tipo solo se necesita la firma del mismo. </text:span><text:span text:style-name="T13">Si el método a implementar no es abstracto se declara de la manera public new ... ( ).</text:span></text:p>
      <text:p text:style-name="P30"/>
      <text:p text:style-name="P18"><text:span text:style-name="T13">L</text:span><text:span text:style-name="T8">as clases abstractas se usan como raid para otras clases.</text:span></text:p>
      <text:p text:style-name="P12"><text:span text:style-name="T17"><text:s text:c="4"/></text:span><text:span text:style-name="T22">class</text:span><text:span text:style-name="T17"> </text:span><text:span text:style-name="T24">Program</text:span></text:p>
      <text:p text:style-name="P19"><text:s text:c="4"/>{</text:p>
      <text:p text:style-name="Standard"><text:span text:style-name="T17"><text:s text:c="8"/></text:span><text:span text:style-name="T22">static</text:span><text:span text:style-name="T17"> </text:span><text:span text:style-name="T22">void</text:span><text:span text:style-name="T17"> Main(</text:span><text:span text:style-name="T22">string</text:span><text:span text:style-name="T17">[] args)</text:span></text:p>
      <text:p text:style-name="P19"><text:s text:c="8"/>{</text:p>
      <text:p text:style-name="Standard"><text:span text:style-name="T17"><text:s text:c="12"/></text:span><text:span text:style-name="T24">ClaseDerivada</text:span><text:span text:style-name="T17"> cd = </text:span><text:span text:style-name="T22">new</text:span><text:span text:style-name="T17"> </text:span><text:span text:style-name="T24">ClaseDerivada</text:span><text:span text:style-name="T17">();</text:span></text:p>
      <text:p text:style-name="Standard"><text:span text:style-name="T17"><text:s text:c="12"/></text:span><text:span text:style-name="T24">Console</text:span><text:span text:style-name="T17">.WriteLine(cd.Saluda());</text:span></text:p>
      <text:p text:style-name="P19"><text:s text:c="8"/>}</text:p>
      <text:p text:style-name="P19"><text:s text:c="4"/>}</text:p>
      <text:p text:style-name="P19"/>
      <text:p text:style-name="Standard"><text:span text:style-name="T17"><text:s text:c="4"/></text:span><text:span text:style-name="T19">//Esta clase tiene como base Object.</text:span></text:p>
      <text:p text:style-name="Standard"><text:span text:style-name="T17"><text:s text:c="4"/></text:span><text:span text:style-name="T22">abstract</text:span><text:span text:style-name="T17"> </text:span><text:span text:style-name="T22">class</text:span><text:span text:style-name="T17"> </text:span><text:span text:style-name="T24">ClaseBase</text:span></text:p>
      <text:p text:style-name="P19"><text:s text:c="4"/>{</text:p>
      <text:p text:style-name="Standard"><text:span text:style-name="T17"><text:s text:c="8"/></text:span><text:span text:style-name="T22">public</text:span><text:span text:style-name="T17"> </text:span><text:span text:style-name="T22">string</text:span><text:span text:style-name="T17"> Saluda(){</text:span><text:span text:style-name="T22">return</text:span><text:span text:style-name="T17"> </text:span><text:span text:style-name="T26">"Hola primoh, soy la claseBase..."</text:span><text:span text:style-name="T17">;}</text:span></text:p>
      <text:p text:style-name="Standard"><text:span text:style-name="T17"><text:s text:c="8"/></text:span><text:span text:style-name="T22">public</text:span><text:span text:style-name="T17"> </text:span><text:span text:style-name="T22">abstract</text:span><text:span text:style-name="T17"> </text:span><text:span text:style-name="T22">string</text:span><text:span text:style-name="T17"> SaludaAbs(</text:span><text:span text:style-name="T22">string</text:span><text:span text:style-name="T17"> s);</text:span></text:p>
      <text:p text:style-name="P19"><text:s text:c="4"/>}</text:p>
      <text:p text:style-name="P19"/>
      <text:p text:style-name="Standard"><text:span text:style-name="T17"><text:s text:c="4"/></text:span><text:span text:style-name="T19">//Esta clase hereda de ClaseBase y tiene por tanto el método Saluda().</text:span></text:p>
      <text:p text:style-name="Standard"><text:span text:style-name="T17"><text:s text:c="4"/></text:span><text:span text:style-name="T22">class</text:span><text:span text:style-name="T17"> </text:span><text:span text:style-name="T24">ClaseDerivada</text:span><text:span text:style-name="T17"> : </text:span><text:span text:style-name="T24">ClaseBase</text:span></text:p>
      <text:p text:style-name="P19"><text:s text:c="4"/>{</text:p>
      <text:p text:style-name="Standard"><text:span text:style-name="T17"><text:s text:c="8"/></text:span><text:span text:style-name="T22">public</text:span><text:span text:style-name="T17"> </text:span><text:span text:style-name="T22">override</text:span><text:span text:style-name="T17"> </text:span><text:span text:style-name="T22">string</text:span><text:span text:style-name="T17"> SaludaAbs(</text:span><text:span text:style-name="T22">string</text:span><text:span text:style-name="T17"> s)</text:span></text:p>
      <text:p text:style-name="P19"><text:s text:c="8"/>{</text:p>
      <text:p text:style-name="Standard"><text:span text:style-name="T17"><text:s text:c="12"/></text:span><text:span text:style-name="T22">return</text:span><text:span text:style-name="T17"> </text:span><text:span text:style-name="T26">"Soy el método abstracto heredado."</text:span><text:span text:style-name="T17">;</text:span></text:p>
      <text:p text:style-name="P19"><text:s text:c="8"/>}</text:p>
      <text:p text:style-name="P33"><text:s text:c="4"/>}</text:p>
      <text:p text:style-name="P33"/>
      <text:p text:style-name="P13"><text:span text:style-name="T17">Ojo que se puede hacer esto: </text:span><text:span text:style-name="T24">ClaseBase</text:span><text:span text:style-name="T17"> estoEsRaro = </text:span><text:span text:style-name="T22">new</text:span><text:span text:style-name="T17"> </text:span><text:span text:style-name="T24">ClaseDerivada</text:span><text:span text:style-name="T17">(); Donde un tipo A crea un objeto de tipo B.</text:span></text:p>
      <text:p text:style-name="P34"/>
      <text:p text:style-name="P34"/>
      <text:p text:style-name="P34"/>
      <text:p text:style-name="P34"/>
      <text:p text:style-name="P34"/>
      <text:p text:style-name="P39"><text:soft-page-break/><text:span text:style-name="T27">M</text:span>iembros de una clase:</text:p>
      <text:p text:style-name="P36"><text:span text:style-name="T8">Constructores y destructores (y el perito o albañil [chistaco]).</text:span></text:p>
      <text:p text:style-name="P36"><text:span text:style-name="T8">Para crear un constructor se llama con <text:s/></text:span><text:span text:style-name="T23">new </text:span><text:span text:style-name="T8">solo se puede llamar una vez. Un constructor es un método especial de la clase que se llama igual que la clase, no devuelve nada y puede recibir o no parámetros.</text:span></text:p>
      <text:p text:style-name="P36"><text:span text:style-name="T8"/></text:p>
      <text:p text:style-name="P36"><text:span text:style-name="T8">Toda clase tiene un constructor aun no se le ponga, si no se le pone tiene uno vacio (sin parámetros).</text:span></text:p>
      <text:p text:style-name="P36"><text:span text:style-name="T8"/></text:p>
      <text:p text:style-name="P38"><text:span text:style-name="T8">Los constructores no tienen por que ser públicos, puede haber un método public que los llame.Pueden ser de instancia </text:span><text:span text:style-name="T15">(para crear objetos)</text:span><text:span text:style-name="T8">,</text:span><text:span text:style-name="T14"> estáticos (no reciben parámetros y se ejecuta una sola vez) o compartidos (de la propia clase, se ejecuta una vez).</text:span></text:p>
      <text:p text:style-name="P36"><text:span text:style-name="T8"/></text:p>
      <text:p text:style-name="P36"><text:span text:style-name="T8">Al igual que el contructor toda clase tiene tambien un destructor que libera los recursos que el objeto a usado al la hora de crearse, en c# no es tan necesario porque tenemos el recolector automático de basura el cual se trata de un demonio en segundo plano que busca los métodos que no tienen referencias.</text:span></text:p>
      <text:p text:style-name="P36"><text:span text:style-name="T8"/></text:p>
      <text:p text:style-name="P37"><text:span text:style-name="T8">Para definirlo sería <text:s/>~NombreClase (con virulilla), no puede recibir ningún parámetro y tampoco devuelve nada. Cuando acaba la vida de un objeto se ejecuta al destructor automáticamente pues no es necesario llamar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47S</meta:editing-duration>
    <meta:editing-cycles>10</meta:editing-cycles>
    <meta:generator>LibreOffice/5.4.1.2$Windows_x86 LibreOffice_project/ea7cb86e6eeb2bf3a5af73a8f7777ac570321527</meta:generator>
    <dc:date>2018-01-11T09:05:03.084000000</dc:date>
    <meta:document-statistic meta:table-count="0" meta:image-count="0" meta:object-count="0" meta:page-count="3" meta:paragraph-count="72" meta:word-count="784" meta:character-count="4931" meta:non-whitespace-character-count="3971"/>
    <meta:user-defined meta:name="Info 1"/>
    <meta:user-defined meta:name="Info 2"/>
    <meta:user-defined meta:name="Info 3"/>
    <meta:user-defined meta:name="Info 4"/>
  </office:meta>
</office:document-meta>
</file>